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2018-08-2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2017-11-09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201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200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200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199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1998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199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199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199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199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1995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199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199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1994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95P0079</text:p>
          </table:table-cell>
          <table:table-cell office:value-type="string" calcext:value-type="string">
            <text:p>199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